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7720" officeooo:paragraph-rsid="001e7720"/>
    </style:style>
    <style:style style:name="P2" style:family="paragraph" style:parent-style-name="Standard">
      <style:text-properties officeooo:paragraph-rsid="001e7720"/>
    </style:style>
    <style:style style:name="P3" style:family="paragraph" style:parent-style-name="Standard">
      <style:text-properties officeooo:rsid="001f60a8" officeooo:paragraph-rsid="001f60a8"/>
    </style:style>
    <style:style style:name="P4" style:family="paragraph" style:parent-style-name="Standard">
      <style:text-properties officeooo:rsid="001f60a8" officeooo:paragraph-rsid="001f60a8"/>
    </style:style>
    <style:style style:name="P5" style:family="paragraph" style:parent-style-name="Standard">
      <style:text-properties officeooo:rsid="002369e0" officeooo:paragraph-rsid="002369e0"/>
    </style:style>
    <style:style style:name="T1" style:family="text">
      <style:text-properties officeooo:rsid="001e7720"/>
    </style:style>
    <style:style style:name="T2" style:family="text">
      <style:text-properties officeooo:rsid="001f60a8"/>
    </style:style>
    <style:style style:name="T3" style:family="text">
      <style:text-properties officeooo:rsid="0021653b"/>
    </style:style>
    <style:style style:name="T4" style:family="text">
      <style:text-properties officeooo:rsid="002369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TAS</text:p>
      <text:p text:style-name="P1">1 ) <text:span text:style-name="T2">post </text:span>Sign-up <text:span text:style-name="T3">OK</text:span> </text:p>
      <text:p text:style-name="P1">2 ) <text:span text:style-name="T2">post </text:span>Login <text:span text:style-name="T3">OK</text:span></text:p>
      <text:p text:style-name="P2"><text:span text:style-name="T1">3 ) </text:span><text:span text:style-name="T2">post </text:span><text:span text:style-name="T1">Criar entrada </text:span><text:span text:style-name="T2">da carteira </text:span><text:span text:style-name="T4">OK</text:span></text:p>
      <text:p text:style-name="P3">4) get entradas da carteira do usuário <text:span text:style-name="T4">OK</text:span></text:p>
      <text:p text:style-name="P3"/>
      <text:p text:style-name="P3">B1) delete entrada da carteira do usurio</text:p>
      <text:p text:style-name="P3">B2) put atualizar entrada da carteira do usuario</text:p>
      <text:p text:style-name="P3"/>
      <text:p text:style-name="P5">TO DO </text:p>
      <text:p text:style-name="P5">Fazer rotinas no front para login e atualização da carteir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03:00:48.463591165</meta:creation-date>
    <dc:date>2022-11-21T06:00:05.832094563</dc:date>
    <meta:editing-duration>PT3H5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54" meta:character-count="273" meta:non-whitespace-character-count="226"/>
  </office:meta>
</office:document-meta>
</file>